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8.01mm" style:rel-column-width="2854*"/>
    </style:style>
    <style:style style:name="Таблица1.B" style:family="table-column">
      <style:table-column-properties style:column-width="20mm" style:rel-column-width="7129*"/>
    </style:style>
    <style:style style:name="Таблица1.G" style:family="table-column">
      <style:table-column-properties style:column-width="24.99mm" style:rel-column-width="8908*"/>
    </style:style>
    <style:style style:name="Таблица1.I" style:family="table-column">
      <style:table-column-properties style:column-width="14.99mm" style:rel-column-width="5343*"/>
    </style:style>
    <style:style style:name="Таблица1.J" style:family="table-column">
      <style:table-column-properties style:column-width="10.88mm" style:rel-column-width="3877*"/>
    </style:style>
    <style:style style:name="Таблица1.1" style:family="table-row">
      <style:table-row-properties style:row-height="10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2" style:family="table-row">
      <style:table-row-properties style:row-height="6mm"/>
    </style:style>
    <style:style style:name="Таблица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3" style:family="table-row">
      <style:table-row-properties style:row-height="19mm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29" style:family="table-cell">
      <style:table-cell-properties style:vertical-align="middle" fo:padding="0mm" fo:border="none"/>
    </style:style>
    <style:style style:name="Таблица1.B29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line-height="4.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ize="14pt" fo:font-style="normal" officeooo:paragraph-rsid="002cb750" style:font-size-asian="14pt" style:font-style-asian="normal" style:font-size-complex="14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15" style:family="paragraph" style:parent-style-name="Table_20_Contents">
      <style:text-properties style:font-name="OpenGost Type B TT" fo:font-style="normal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7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top" style:vertical-rel="page-content" style:horizontal-pos="right" style:horizontal-rel="page-content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bottom" style:vertical-rel="page-content" style:horizontal-pos="left" style:horizontal-rel="page-content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-content" style:horizontal-pos="right" style:horizontal-rel="page-content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" style:horizontal-pos="right" style:horizontal-rel="page-content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-content" style:horizontal-pos="left" style:horizontal-rel="page-content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85mm" svg:height="247mm" draw:z-index="1">
        <draw:text-box>
          <table:table table:name="Таблица1" table:style-name="Таблица1">
            <table:table-column table:style-name="Таблица1.A"/>
            <table:table-column table:style-name="Таблица1.B" table:number-columns-repeated="5"/>
            <table:table-column table:style-name="Таблица1.G" table:number-columns-repeated="2"/>
            <table:table-column table:style-name="Таблица1.I"/>
            <table:table-column table:style-name="Таблица1.J"/>
            <table:table-row table:style-name="Таблица1.1">
              <table:table-cell table:style-name="Таблица1.A1" table:number-columns-spanned="10" office:value-type="string">
                <text:p text:style-name="P5">Лист регистрации изменений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1.2">
              <table:table-cell table:style-name="Таблица1.A1" table:number-columns-spanned="5" office:value-type="string">
                <text:p text:style-name="P6">Номера листов (страниц)</text:p>
              </table:table-cell>
              <table:covered-table-cell/>
              <table:covered-table-cell/>
              <table:covered-table-cell/>
              <table:covered-table-cell/>
              <table:table-cell table:style-name="Таблица1.F2" table:number-rows-spanned="2" office:value-type="string">
                <text:p text:style-name="P7"><text:span text:style-name="T1">Всего листов </text:span><text:span text:style-name="T2">(страниц)</text:span><text:span text:style-name="T1"> в докум.</text:span></text:p>
              </table:table-cell>
              <table:table-cell table:style-name="Таблица1.F2" table:number-rows-spanned="2" office:value-type="string">
                <text:p text:style-name="P8">№</text:p>
                <text:p text:style-name="P8">докумен-</text:p>
                <text:p text:style-name="P8">та</text:p>
              </table:table-cell>
              <table:table-cell table:style-name="Таблица1.F2" table:number-rows-spanned="2" office:value-type="string">
                <text:p text:style-name="P9">Входящий</text:p>
                <text:p text:style-name="P9">№ сопрово-</text:p>
                <text:p text:style-name="P9">дительно-</text:p>
                <text:p text:style-name="P9">го докум.</text:p>
                <text:p text:style-name="P9">и дата</text:p>
              </table:table-cell>
              <table:table-cell table:style-name="Таблица1.F2" table:number-rows-spanned="2" office:value-type="string">
                <text:p text:style-name="P10">Подп.</text:p>
              </table:table-cell>
              <table:table-cell table:style-name="Таблица1.F2" table:number-rows-spanned="2" office:value-type="string">
                <text:p text:style-name="P11">Да-</text:p>
                <text:p text:style-name="P11">та</text:p>
              </table:table-cell>
            </table:table-row>
            <table:table-row table:style-name="Таблица1.3">
              <table:table-cell table:style-name="Таблица1.A1" office:value-type="string">
                <text:p text:style-name="P12">Изм.</text:p>
              </table:table-cell>
              <table:table-cell table:style-name="Таблица1.F2" office:value-type="string">
                <text:p text:style-name="P3">изменен-</text:p>
                <text:p text:style-name="P3">ных</text:p>
              </table:table-cell>
              <table:table-cell table:style-name="Таблица1.F2" office:value-type="string">
                <text:p text:style-name="P3">заменен-</text:p>
                <text:p text:style-name="P3">ных</text:p>
              </table:table-cell>
              <table:table-cell table:style-name="Таблица1.F2" office:value-type="string">
                <text:p text:style-name="P3">новых</text:p>
              </table:table-cell>
              <table:table-cell table:style-name="Таблица1.F2" office:value-type="string">
                <text:p text:style-name="P3">аннули-</text:p>
                <text:p text:style-name="P3">рован-</text:p>
                <text:p text:style-name="P3">ных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  <table:table-cell table:style-name="Таблица1.B4" office:value-type="string">
                <text:p text:style-name="P13"/>
              </table:table-cell>
            </table:table-row>
            <table:table-row table:style-name="Таблица1.4">
              <table:table-cell table:style-name="Таблица1.A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  <table:table-cell table:style-name="Таблица1.B29" office:value-type="string">
                <text:p text:style-name="P13"/>
              </table:table-cell>
            </table:table-row>
          </table:table>
          <text:p text:style-name="P1"/>
        </draw:text-box>
      </draw:frame>
      <draw:frame draw:style-name="fr2" draw:name="Врезка4" text:anchor-type="page" text:anchor-page-number="1" svg:width="11.99mm" svg:height="144.99mm" draw:z-index="0">
        <draw:text-box>
          <table:table table:name="Таблица3" table:style-name="Таблица3">
            <table:table-column table:style-name="Таблица3.A"/>
            <table:table-column table:style-name="Таблица3.B"/>
            <table:table-row table:style-name="Таблица3.1">
              <table:table-cell table:style-name="Таблица3.A1" office:value-type="string">
                <text:p text:style-name="P19">Подп. дата</text:p>
              </table:table-cell>
              <table:table-cell table:style-name="Таблица3.B1" office:value-type="string">
                <text:p text:style-name="P20"/>
              </table:table-cell>
            </table:table-row>
            <table:table-row table:style-name="Таблица3.2">
              <table:table-cell table:style-name="Таблица3.A1" office:value-type="string">
                <text:p text:style-name="P19">Инв. № дубл.</text:p>
              </table:table-cell>
              <table:table-cell table:style-name="Таблица3.B1" office:value-type="string">
                <text:p text:style-name="P20"/>
              </table:table-cell>
            </table:table-row>
            <table:table-row table:style-name="Таблица3.2">
              <table:table-cell table:style-name="Таблица3.A1" office:value-type="string">
                <text:p text:style-name="P19">Взам. инв. №</text:p>
              </table:table-cell>
              <table:table-cell table:style-name="Таблица3.B1" office:value-type="string">
                <text:p text:style-name="P20"/>
              </table:table-cell>
            </table:table-row>
            <table:table-row table:style-name="Таблица3.4">
              <table:table-cell table:style-name="Таблица3.A1" office:value-type="string">
                <text:p text:style-name="P19">Подп. и дата</text:p>
              </table:table-cell>
              <table:table-cell table:style-name="Таблица3.B1" office:value-type="string">
                <text:p text:style-name="P20"/>
              </table:table-cell>
            </table:table-row>
            <table:table-row table:style-name="Таблица3.2">
              <table:table-cell table:style-name="Таблица3.A5" office:value-type="string">
                <text:p text:style-name="P19">Инв. № подл.</text:p>
              </table:table-cell>
              <table:table-cell table:style-name="Таблица3.B5" office:value-type="string">
                <text:p text:style-name="P20"/>
              </table:table-cell>
            </table:table-row>
          </table:table>
          <text:p text:style-name="Frame_20_contents"/>
        </draw:text-box>
      </draw:frame>
      <draw:frame draw:style-name="fr3" draw:name="Врезка2" text:anchor-type="page" text:anchor-page-number="1" svg:width="185mm" svg:height="40.01mm" draw:z-index="2">
        <draw:text-box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column table:style-name="Таблица2.B"/>
            <table:table-column table:style-name="Таблица2.F"/>
            <table:table-column table:style-name="Таблица2.G" table:number-columns-repeated="3"/>
            <table:table-column table:style-name="Таблица2.D"/>
            <table:table-column table:style-name="Таблица2.K"/>
            <table:table-row table:style-name="Таблица2.1">
              <table:table-cell table:style-name="Таблица2.A1" office:value-type="string">
                <text:p text:style-name="P15"/>
              </table:table-cell>
              <table:table-cell table:style-name="Таблица2.B1" office:value-type="string">
                <text:p text:style-name="P15"/>
              </table:table-cell>
              <table:table-cell table:style-name="Таблица2.B1" office:value-type="string">
                <text:p text:style-name="P15"/>
              </table:table-cell>
              <table:table-cell table:style-name="Таблица2.B1" office:value-type="string">
                <text:p text:style-name="P15"/>
              </table:table-cell>
              <table:table-cell table:style-name="Таблица2.B1" office:value-type="string">
                <text:p text:style-name="P15"/>
              </table:table-cell>
              <table:table-cell table:style-name="Таблица2.F1" table:number-rows-spanned="3" table:number-columns-spanned="6" office:value-type="string">
                <text:p text:style-name="P21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15"/>
              </table:table-cell>
              <table:table-cell table:style-name="Таблица2.F1" office:value-type="string">
                <text:p text:style-name="P15"/>
              </table:table-cell>
              <table:table-cell table:style-name="Таблица2.F1" office:value-type="string">
                <text:p text:style-name="P15"/>
              </table:table-cell>
              <table:table-cell table:style-name="Таблица2.F1" office:value-type="string">
                <text:p text:style-name="P15"/>
              </table:table-cell>
              <table:table-cell table:style-name="Таблица2.F1" office:value-type="string">
                <text:p text:style-name="P15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16">Изм.</text:p>
              </table:table-cell>
              <table:table-cell table:style-name="Таблица2.F1" office:value-type="string">
                <text:p text:style-name="P16">Лист</text:p>
              </table:table-cell>
              <table:table-cell table:style-name="Таблица2.F1" office:value-type="string">
                <text:p text:style-name="P16">№ докум.</text:p>
              </table:table-cell>
              <table:table-cell table:style-name="Таблица2.F1" office:value-type="string">
                <text:p text:style-name="P16">Подп.</text:p>
              </table:table-cell>
              <table:table-cell table:style-name="Таблица2.F1" office:value-type="string">
                <text:p text:style-name="P16">Дата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7">Разраб.</text:p>
              </table:table-cell>
              <table:covered-table-cell/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table-cell table:style-name="Таблица2.F4" table:number-rows-spanned="5" office:value-type="string">
                <text:p text:style-name="P14"><draw:frame draw:style-name="fr4" draw:name="Врезка5" text:anchor-type="paragraph" svg:width="110mm" svg:height="4.99mm" draw:z-index="3"><draw:text-box><text:p text:style-name="P2">Копировал<text:tab/>Формат А4</text:p></draw:text-box></draw:frame></text:p>
              </table:table-cell>
              <table:table-cell table:style-name="Таблица2.F1" table:number-columns-spanned="3" office:value-type="string">
                <text:p text:style-name="P16">Лит.</text:p>
              </table:table-cell>
              <table:covered-table-cell/>
              <table:covered-table-cell/>
              <table:table-cell table:style-name="Таблица2.F1" office:value-type="string">
                <text:p text:style-name="P16">Лист</text:p>
              </table:table-cell>
              <table:table-cell table:style-name="Таблица2.F1" office:value-type="string">
                <text:p text:style-name="P16">Листов</text:p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17">Пров.</text:p>
              </table:table-cell>
              <table:covered-table-cell/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covered-table-cell/>
              <table:table-cell table:style-name="Таблица2.F1" office:value-type="string">
                <text:p text:style-name="P18"/>
              </table:table-cell>
              <table:table-cell table:style-name="Таблица2.H5" office:value-type="string">
                <text:p text:style-name="P18"/>
              </table:table-cell>
              <table:table-cell table:style-name="Таблица2.H5" office:value-type="string">
                <text:p text:style-name="P18"/>
              </table:table-cell>
              <table:table-cell table:style-name="Таблица2.F1" office:value-type="string">
                <text:p text:style-name="P18"/>
              </table:table-cell>
              <table:table-cell table:style-name="Таблица2.F1" office:value-type="string">
                <text:p text:style-name="P18"/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15"/>
              </table:table-cell>
              <table:covered-table-cell/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covered-table-cell/>
              <table:table-cell table:style-name="Таблица2.F4" table:number-rows-spanned="3" table:number-columns-spanned="5" office:value-type="string">
                <text:p text:style-name="P14"/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7">Н. контр.</text:p>
              </table:table-cell>
              <table:covered-table-cell/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table-cell table:style-name="Таблица2.C4" office:value-type="string">
                <text:p text:style-name="P15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8" table:number-columns-spanned="2" office:value-type="string">
                <text:p text:style-name="P17">Утв.</text:p>
              </table:table-cell>
              <table:covered-table-cell/>
              <table:table-cell table:style-name="Таблица2.C8" office:value-type="string">
                <text:p text:style-name="P15"/>
              </table:table-cell>
              <table:table-cell table:style-name="Таблица2.C8" office:value-type="string">
                <text:p text:style-name="P15"/>
              </table:table-cell>
              <table:table-cell table:style-name="Таблица2.C8" office:value-type="string">
                <text:p text:style-name="P15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Standard"><draw:frame draw:style-name="fr5" draw:name="Врезка3" text:anchor-type="paragraph" svg:width="11.99mm" svg:height="120mm" draw:z-index="4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9">Перв. примен.</text:p></table:table-cell><table:table-cell table:style-name="Таблица4.B1" office:value-type="string"><text:p text:style-name="P20"/></table:table-cell></table:table-row><table:table-row table:style-name="Таблица4.1"><table:table-cell table:style-name="Таблица4.A2" office:value-type="string"><text:p text:style-name="P19">Справ. №</text:p></table:table-cell><table:table-cell table:style-name="Таблица4.B2" office:value-type="string"><text:p text:style-name="P20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6T08:51:55</dc:date>
    <dc:creator>Константин </dc:creator>
    <meta:editing-duration>PT5H29M38S</meta:editing-duration>
    <meta:editing-cycles>14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